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60000032078551127F9E6152A.png" manifest:media-type="image/png"/>
  <manifest:file-entry manifest:full-path="Pictures/10000001000002B4000003202203E21C1F651B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53cm" svg:stroke-color="#ff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3" style:family="graphic" style:parent-style-name="objectwithoutfill">
      <style:graphic-properties svg:stroke-width="0.053cm" svg:stroke-color="#ff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205cm" svg:height="14.11cm" svg:x="1.3cm" svg:y="3.39cm">
          <draw:image xlink:href="Pictures/10000001000002B4000003202203E21C1F651B80.png" xlink:type="simple" xlink:show="embed" xlink:actuate="onLoad" draw:mime-type="image/png">
            <text:p/>
          </draw:image>
        </draw:frame>
        <draw:frame draw:style-name="gr1" draw:text-style-name="P1" draw:layer="layout" svg:width="12.805cm" svg:height="14.11cm" svg:x="15.295cm" svg:y="3.49cm">
          <draw:image xlink:href="Pictures/10000001000002D60000032078551127F9E6152A.png" xlink:type="simple" xlink:show="embed" xlink:actuate="onLoad" draw:mime-type="image/png">
            <text:p/>
          </draw:image>
        </draw:frame>
        <draw:path draw:style-name="gr2" draw:text-style-name="P2" draw:layer="layout" svg:width="13.175cm" svg:height="5.81cm" draw:transform="skewX (-9.7314886705543E-017) rotate (0.408407044966673) translate (9.19999998169985cm 4.09999995771084cm)" svg:viewBox="0 0 13176 5811" svg:d="M0 0c7301-1 13176 5811 13176 5811">
          <text:p/>
        </draw:path>
        <draw:path draw:style-name="gr3" draw:text-style-name="P2" draw:layer="layout" svg:width="11.951cm" svg:height="1.281cm" draw:transform="rotate (0.165108147238664) translate (4.49999998685509cm 7.69999992111083cm)" svg:viewBox="0 0 11952 1282" svg:d="M0 0c9124 0 11952 1282 11952 1282">
          <text:p/>
        </draw:path>
        <draw:path draw:style-name="gr3" draw:text-style-name="P2" draw:layer="layout" svg:width="11.898cm" svg:height="0.526cm" draw:transform="rotate (0.0862192650485199) translate (5.1cm 8.4cm)" svg:viewBox="0 0 11899 527" svg:d="M0 0c8130 0 11899 527 11899 527">
          <text:p/>
        </draw:path>
        <draw:path draw:style-name="gr2" draw:text-style-name="P2" draw:layer="layout" svg:width="12.702cm" svg:height="0.098cm" draw:transform="rotate (-0.0314159265358979) translate (10.4031116965511cm 16.2009842102531cm)" svg:viewBox="0 0 12703 99" svg:d="M0 99c12706 1 12703-99 12703-99">
          <text:p/>
        </draw:path>
        <draw:line draw:style-name="gr2" draw:text-style-name="P2" draw:layer="layout" svg:x1="12.3cm" svg:y1="9cm" svg:x2="24.5cm" svg:y2="9.2cm">
          <text:p/>
        </draw:line>
        <draw:line draw:style-name="gr2" draw:text-style-name="P2" draw:layer="layout" svg:x1="10.5cm" svg:y1="6.2cm" svg:x2="24.4cm" svg:y2="6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2T10:14:08.127000000</meta:creation-date>
    <meta:editing-duration>P0D</meta:editing-duration>
    <meta:editing-cycles>1</meta:editing-cycles>
    <meta:document-statistic meta:object-count="8"/>
    <meta:generator>LibreOffice/7.3.0.3$Windows_X86_64 LibreOffice_project/0f246aa12d0eee4a0f7adcefbf7c878fc2238db3</meta:generator>
  </office:meta>
</office:document-meta>
</file>